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HTMLPreformatted" style:family="paragraph">
      <style:paragraph-properties style:vertical-align="baseline"/>
    </style:style>
    <style:style style:name="T9" style:parent-style-name="DefaultParagraphFont" style:family="text">
      <style:text-properties style:font-name-asian="Calibri" style:font-name-complex="Calibri" fo:font-size="11pt" style:font-size-asian="11pt"/>
    </style:style>
    <style:style style:name="T10" style:parent-style-name="DefaultParagraphFont" style:family="text">
      <style:text-properties style:font-name-asian="Calibri" style:font-name-complex="Calibri" fo:font-size="11pt" style:font-size-asian="11pt"/>
    </style:style>
    <style:style style:name="T11" style:parent-style-name="DefaultParagraphFont" style:family="text">
      <style:text-properties style:font-name="inherit"/>
    </style:style>
    <style:style style:name="P12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" style:parent-style-name="DefaultParagraphFont" style:family="text">
      <style:text-properties style:font-name="inherit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/>
    </style:style>
    <style:style style:name="T15" style:parent-style-name="DefaultParagraphFont" style:family="text">
      <style:text-properties style:font-name="inherit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/>
    </style:style>
    <style:style style:name="T16" style:parent-style-name="DefaultParagraphFont" style:family="text">
      <style:text-properties style:font-name="inherit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/>
    </style:style>
    <style:style style:name="T17" style:parent-style-name="DefaultParagraphFont" style:family="text">
      <style:text-properties style:font-name="inherit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/>
    </style:style>
    <style:style style:name="T18" style:parent-style-name="DefaultParagraphFont" style:family="text">
      <style:text-properties style:font-name="inherit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<text:s/>Open source community.</text:p>
      <text:p text:style-name="P4"/>
      <text:p text:style-name="P5">Q 1: What is JavaScript ?</text:p>
      <text:p text:style-name="P6">Ans:</text:p>
      <text:p text:style-name="P7">Q 2 : Print sum of 2 numbers using console.log().</text:p>
      <text:p text:style-name="P8"><text:span text:style-name="T9">Ans:</text:span><text:span text:style-name="T10"><text:s/></text:span><text:span text:style-name="T11">int number1 = 1;</text:span></text:p>
      <text:p text:style-name="P12"><text:s text:c="13"/>int number2 = 3;</text:p>
      <text:p text:style-name="P13"><text:span text:style-name="T14"><text:s text:c="12"/></text:span><text:span text:style-name="T15">Console.</text:span><text:span text:style-name="T16">log(</text:span><text:span text:style-name="T17"><text:s/>number1</text:span><text:span text:style-name="T18">+ number2);</text:span></text:p>
      <text:p text:style-name="P19"/>
      <text:p text:style-name="P20">Q 4 : How many ways are there to declare variable in JavaScript ?</text:p>
      <text:p text:style-name="P21">Ans :</text:p>
      <text:p text:style-name="P22">Q 5: Declare a variable in javaScript using let.</text:p>
      <text:p text:style-name="P23">Ans: let variable_name;</text:p>
      <text:p text:style-name="P24">Q<text:s/>6 : How to add <text:s/>single comment in JavaScript ?</text:p>
      <text:p text:style-name="P25">Ans:</text:p>
      <text:p text:style-name="P26">Q 7: How to create an Array of integers in JavaScript ?</text:p>
      <text:p text:style-name="P27">Ans:</text:p>
      <text:p text:style-name="P28">Q 8: How many data types are there in JavaScript ?</text:p>
      <text:p text:style-name="P29">Ans: 5</text:p>
      <text:p text:style-name="P30">Q 9: Why are loops used for in any programming <text:s/>language ?</text:p>
      <text:p text:style-name="P31">Ans:</text:p>
      <text:p text:style-name="P32">Q 10: Name different<text:s/>types of Loops in JavaScript ?</text:p>
      <text:p text:style-name="P33">Ans: For Loop, for/in, for/of, while, do/while</text:p>
      <text:p text:style-name="P34">Q 11: How to declare for loop in JavaScript ?</text:p>
      <text:p text:style-name="P35">Ans:</text:p>
      <text:p text:style-name="P36">Q 12: How many ways can you print output in JavaScript?</text:p>
      <text:soft-page-break/>
      <text:p text:style-name="P37">Ans:</text:p>
      <text:p text:style-name="P38">Q 13 : How to add Multi-Line Comments in JavaScript ?</text:p>
      <text:p text:style-name="P39">Ans:</text:p>
      <text:p text:style-name="P40">Q 14:<text:s/><text:s/>How to select an element from HTML by ID using JavaScript ? <text:s/></text:p>
      <text:p text:style-name="P41">Ans :</text:p>
      <text:p text:style-name="P42">Q 15: <text:s/>Write down JavaScript comparison operators ?</text:p>
      <text:p text:style-name="P43">Ans :</text:p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built_in" style:display-name="hljs-built_in" style:family="text" style:parent-style-name="DefaultParagraphFont"/>
    <style:style style:name="hljs-number" style:display-name="hljs-number" style:family="text" style:parent-style-name="DefaultParagraphFont"/>
    <style:style style:name="hljs-string" style:display-name="hljs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AMIR ALI</dc:creator>
    <meta:creation-date>2021-10-14T04:02:00Z</meta:creation-date>
    <dc:date>2021-10-19T11:20:00Z</dc:date>
    <meta:template xlink:href="Normal" xlink:type="simple"/>
    <meta:editing-cycles>4</meta:editing-cycles>
    <meta:editing-duration>PT300S</meta:editing-duration>
    <meta:document-statistic meta:page-count="2" meta:paragraph-count="2" meta:word-count="175" meta:character-count="1171" meta:row-count="8" meta:non-whitespace-character-count="998"/>
  </office:meta>
</office:document-meta>
</file>